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VIDIA Sans" svg:font-family="'NVIDIA Sans', Helvetica, Arial, sans-serif"/>
    <style:font-face style:name="var fontStack-monospace" svg:font-family="'var fontStack-monospace', 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ea5" officeooo:paragraph-rsid="00122ea5"/>
    </style:style>
    <style:style style:name="P2" style:family="paragraph" style:parent-style-name="Standard">
      <style:text-properties officeooo:rsid="0014038e" officeooo:paragraph-rsid="0014038e"/>
    </style:style>
    <style:style style:name="P3" style:family="paragraph" style:parent-style-name="Standard">
      <style:text-properties fo:font-variant="normal" fo:text-transform="none" fo:color="#333333" style:font-name="NVIDIA Sans" fo:font-size="11.25pt" fo:letter-spacing="normal" fo:font-style="normal" fo:font-weight="normal" officeooo:rsid="0014038e" officeooo:paragraph-rsid="0014038e"/>
    </style:style>
    <style:style style:name="P4" style:family="paragraph" style:parent-style-name="Standard">
      <style:text-properties fo:font-variant="normal" fo:text-transform="none" fo:color="#333333" style:font-name="NVIDIA Sans" fo:font-size="11.25pt" fo:letter-spacing="normal" fo:font-style="normal" fo:font-weight="normal" officeooo:rsid="00169352" officeooo:paragraph-rsid="00169352"/>
    </style:style>
    <style:style style:name="P5" style:family="paragraph" style:parent-style-name="Standard">
      <style:text-properties fo:font-variant="normal" fo:text-transform="none" fo:color="#333333" style:font-name="NVIDIA Sans" fo:font-size="11.25pt" fo:letter-spacing="normal" fo:font-style="normal" fo:font-weight="normal" officeooo:rsid="0019b8a7" officeooo:paragraph-rsid="0019b8a7"/>
    </style:style>
    <style:style style:name="P6" style:family="paragraph" style:parent-style-name="Standard">
      <style:text-properties officeooo:rsid="0015c99e" officeooo:paragraph-rsid="0015c99e"/>
    </style:style>
    <style:style style:name="P7" style:family="paragraph" style:parent-style-name="Preformatted_20_Text">
      <style:text-properties fo:font-variant="normal" fo:text-transform="none" fo:color="#333333" style:font-name="NVIDIA Sans" fo:font-size="11.25pt" fo:letter-spacing="normal" fo:font-style="normal" fo:font-weight="normal" officeooo:rsid="0014038e" officeooo:paragraph-rsid="0014038e"/>
    </style:style>
    <style:style style:name="T1" style:family="text">
      <style:text-properties fo:color="#1f2328" style:font-name="var fontStack-monospace" fo:font-size="9.75pt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and test ZED Explorer </text:p>
      <text:p text:style-name="P1">→ /usr/local/zed/tools/ZED_Explorer</text:p>
      <text:p text:style-name="P1"><text:tab/></text:p>
      <text:p text:style-name="P6">Yolo macht Probleme – nicht kompatibel mit den versionen auf dem Jetson TX2 (downgrades nur zum Teil möglich) → entschieden auf TensorFlow umzusteigen</text:p>
      <text:p text:style-name="P6"/>
      <text:p text:style-name="P3">sudo apt-cache show nvidia-jetpack</text:p>
      <text:p text:style-name="P2">Jetpack version → 4.6.1</text:p>
      <text:p text:style-name="P2"><text:tab/>TensorFlow Version 2.7.0</text:p>
      <text:p text:style-name="P2"><text:tab/>NVIDIA Framework Wheel 22.01</text:p>
      <text:p text:style-name="P3"/>
      <text:p text:style-name="P3">sudo pip3 install –extra-index-url https://developer.download.nvidia.com/compute/redist/jp/v461 tensorflow==2.7.0+nv22.1</text:p>
      <text:p text:style-name="P3"/>
      <text:p text:style-name="P4">(version error again)</text:p>
      <text:p text:style-name="P3"/>
      <text:p text:style-name="P7"><text:span text:style-name="Source_20_Text"><text:span text:style-name="T1">https://github.com/JesperChristensen89/TensorFlow-Jetson-TX2.git</text:span></text:span></text:p>
      <text:p text:style-name="P3"/>
      <text:p text:style-name="P3">dpkg-query --show nvidia-l4t-core</text:p>
      <text:p text:style-name="P3">nvidia-l4t-core<text:tab/>32.7.4-20230608211515</text:p>
      <text:p text:style-name="P3"/>
      <text:p text:style-name="P5">download prebuilt wheel for jetson tx2 with 4.6.1 jetpack </text:p>
      <text:p text:style-name="P3">wget <text:a xlink:type="simple" xlink:href="https://developer.download.nvidia.com/compute/redist/jp/v46/tensorflow/tensorflow-2.7.0+nv22.1-cp36-cp36m-linux_aarch64.whl" text:style-name="Internet_20_link" text:visited-style-name="Visited_20_Internet_20_Link">https://developer.download.nvidia.com/compute/redist/jp/v46/tensorflow/tensorflow-2.7.0+nv22.1-cp36-cp36m-linux_aarch64.whl</text:a></text:p>
      <text:p text:style-name="P3"/>
      <text:p text:style-name="P5">install it with</text:p>
      <text:p text:style-name="P5">pip install tensorflow-2.7.0+nv22.1-cp36-cp36m-linux_aarch64.wh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VIDIA Sans" svg:font-family="'NVIDIA Sans', Helvetica, Arial, sans-serif"/>
    <style:font-face style:name="var fontStack-monospace" svg:font-family="'var fontStack-monospace', 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9T19:53:02.233152751</meta:creation-date>
    <dc:date>2024-08-20T04:29:55.523940733</dc:date>
    <meta:editing-duration>PT7H56M33S</meta:editing-duration>
    <meta:editing-cycles>5</meta:editing-cycles>
    <meta:generator>LibreOffice/6.0.7.3$Linux_AARCH64 LibreOffice_project/00m0$Build-3</meta:generator>
    <meta:document-statistic meta:table-count="0" meta:image-count="0" meta:object-count="0" meta:page-count="1" meta:paragraph-count="17" meta:word-count="77" meta:character-count="864" meta:non-whitespace-character-count="798"/>
  </office:meta>
</office:document-meta>
</file>